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2. Syntax:</text:p>
      <text:p text:style-name="Normal"/>
      <text:p text:style-name="Normal">The words - predefined tokens are specified between " and ":</text:p>
      <text:p text:style-name="Normal"/>
      <text:p text:style-name="Normal">program = <text:s/>stmtlist</text:p>
      <text:p text:style-name="Normal"/>
      <text:p text:style-name="Normal">decllist = declaration | declaration ";" decllist</text:p>
      <text:p text:style-name="Normal"/>
      <text:p text:style-name="Normal">declaration = type <text:s/>IDENTIFIER<text:s/><text:s/>“;”</text:p>
      <text:p text:style-name="Normal"/>
      <text:p text:style-name="Normal">type1 = "BOOLEAN" | "STRING" | "INTEGER"<text:s/></text:p>
      <text:p text:style-name="Normal"/>
      <text:p text:style-name="Normal">arraydecl = "ARRAY" "(" type1 ")" <text:s/>"["<text:s/>const<text:s/>"]"<text:s/></text:p>
      <text:p text:style-name="Normal"/>
      <text:p text:style-name="Normal">type <text:s/>= type1|arraydecl</text:p>
      <text:p text:style-name="Normal"/>
      <text:p text:style-name="Normal">stmtlist = stmt | stmt ";" stmtlist</text:p>
      <text:p text:style-name="Normal"/>
      <text:p text:style-name="Normal">stmt = simplstmt | structstmt<text:s/></text:p>
      <text:p text:style-name="Normal"/>
      <text:p text:style-name="Normal">simplstmt = assignstmt | iostmt<text:s/>| <text:s/>decllist</text:p>
      <text:p text:style-name="Normal"/>
      <text:p text:style-name="Normal">assignstmt = IDENTIFIER "=" expression<text:s/>“;”</text:p>
      <text:p text:style-name="Normal"/>
      <text:p text:style-name="Normal">expression = expression "+" term | expression "-" term | term</text:p>
      <text:p text:style-name="Normal"/>
      <text:p text:style-name="Normal">term = term "*" factor | term "/" factor <text:s/>| factor</text:p>
      <text:p text:style-name="Normal"/>
      <text:p text:style-name="Normal">factor = "(" expression ")" | IDENTIFIER<text:s/>| const<text:s/></text:p>
      <text:p text:style-name="Normal"/>
      <text:p text:style-name="Normal">iostmt =<text:s text:c="3"/>(<text:s/><text:s/>("READ" | "READINTEGER")<text:s/>“()”<text:s text:c="2"/>“;”)<text:s/>| "PRINT" "(" (IDENTIFIER | INTEGER | STRING) <text:s/>")"<text:s/>“;”</text:p>
      <text:p text:style-name="Normal"/>
      <text:p text:style-name="Normal">structstmt = cmpdstmt | ifstmt | whilestmt</text:p>
      <text:p text:style-name="Normal"/>
      <text:p text:style-name="Normal">ifstmt = "IF” “(" condition ")" “{” stmt “}”<text:s/>{<text:s/>"ELIF” “(" condition “)”<text:s/><text:s/>“{”<text:s/>stmt<text:s/>“}” <text:s/>}<text:s text:c="2"/>["ELSE"<text:s/>“{”<text:s/>stmt “}”<text:s/>]</text:p>
      <text:p text:style-name="Normal"/>
      <text:p text:style-name="Normal">whilestmt = "WHILE"<text:s/>“(”<text:s/>condition<text:s/>“)”<text:s/>"{" stmt<text:s/>“}”</text:p>
      <text:p text:style-name="Normal"/>
      <text:p text:style-name="Normal">simplecondition = expression RELATION expression</text:p>
      <text:p text:style-name="Normal">condition = simplecondition {LogicOPERATOR simplecondition}</text:p>
      <text:p text:style-name="Normal">LogicOPERATOR = “&amp;&amp;” <text:s/>| “||”</text:p>
      <text:p text:style-name="Normal"/>
      <text:p text:style-name="Normal">RELATION = "&lt;" | "&lt;=" | "="<text:s/>|”==”<text:s/>| "!=" | "&gt;=" | "&gt;"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an Tiutiu</meta:initial-creator>
    <dc:creator>Natan Tiutiu</dc:creator>
    <meta:creation-date>2020-10-12T15:40:00Z</meta:creation-date>
    <dc:date>2020-10-12T16:40:00Z</dc:date>
    <meta:template xlink:href="Normal" xlink:type="simple"/>
    <meta:editing-cycles>8</meta:editing-cycles>
    <meta:editing-duration>PT1980S</meta:editing-duration>
    <meta:document-statistic meta:page-count="2" meta:paragraph-count="2" meta:word-count="169" meta:character-count="1134" meta:row-count="8" meta:non-whitespace-character-count="967"/>
  </office:meta>
</office:document-meta>
</file>